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oratedFileObject.moveTo( FileObject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findFiles( FileSelector selector , boolean depthwise , List se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crea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resolveFil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getChi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isWrit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create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isH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delete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getDecoratedFil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isContent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getFile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copyFrom( FileObject srcFile ,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findFiles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canRenameTo( FileObject new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DecoratedFileObject( FileObject decoratedFile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coratedFileObject.isAtta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resolveFile( String name , NameScop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edFileObject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